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ahoma" svg:font-family="Tahoma, Verdana, Arial, Helvetica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ce181e" fo:font-size="24pt" style:text-underline-style="none" officeooo:rsid="000d4ff2" officeooo:paragraph-rsid="000d4ff2" fo:background-color="#ffffff" style:font-size-asian="21pt" style:font-size-complex="24pt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1.25pt" fo:letter-spacing="normal" fo:font-style="normal" fo:font-weight="normal" officeooo:paragraph-rsid="000d9219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8pt" fo:letter-spacing="normal" fo:font-style="normal" fo:font-weight="normal" style:font-size-asian="18pt" style:font-size-complex="18pt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ahoma" fo:font-size="10.5pt" fo:letter-spacing="normal" fo:font-style="normal" fo:font-weight="normal" officeooo:rsid="000d4ff2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ahoma" fo:font-size="10.5pt" fo:letter-spacing="normal" fo:font-style="normal" fo:font-weight="normal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ahoma" fo:font-size="10.5pt" fo:letter-spacing="normal" fo:font-style="normal" fo:font-weight="normal" officeooo:paragraph-rsid="000d9219"/>
    </style:style>
    <style:style style:name="T1" style:family="text">
      <style:text-properties fo:font-variant="normal" fo:text-transform="none" style:font-name="Tahoma" fo:letter-spacing="normal" fo:font-style="normal" fo:font-weight="normal"/>
    </style:style>
    <style:style style:name="T2" style:family="text">
      <style:text-properties fo:font-variant="normal" fo:text-transform="none" fo:color="#72bf44" style:font-name="Tahoma" fo:letter-spacing="normal" fo:font-style="normal" fo:font-weight="normal"/>
    </style:style>
    <style:style style:name="T3" style:family="text">
      <style:text-properties fo:font-variant="normal" fo:text-transform="none" fo:color="#59c5c7" style:font-name="Tahoma" fo:letter-spacing="normal" fo:font-style="normal" fo:font-weight="normal"/>
    </style:style>
    <style:style style:name="T4" style:family="text">
      <style:text-properties style:font-name="Tahoma" fo:font-size="10.5pt"/>
    </style:style>
    <style:style style:name="T5" style:family="text">
      <style:text-properties style:font-name="Tahoma" fo:font-size="10.5pt" officeooo:rsid="000f9389"/>
    </style:style>
    <style:style style:name="T6" style:family="text">
      <style:text-properties officeooo:rsid="000f938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R</text:span><text:span text:style-name="T1">ING P</text:span><text:span text:style-name="T3">O</text:span><text:span text:style-name="T1">N</text:span><text:span text:style-name="T2">G</text:span></text:p>
      <text:p text:style-name="P5"/>
      <text:p text:style-name="P6"/>
      <text:p text:style-name="P6"/>
      <text:p text:style-name="P2"><text:bookmark text:name="p86"/><text:span text:style-name="T4">Si vous avez déjà joué au célèbre jeu </text:span><text:bookmark text:name="90"/><text:span text:style-name="T4">pong, eh bien c’est le même principe, mais avec un neopixel circulaire, le but principal de ce jeu est assez simple, deux joueurs s’affronte pour seul objet de défense une balle</text:span><text:bookmark text:name="p85"/><text:span text:style-name="T4">(LED bleu) où ils doivent protéger leur bordure</text:span><text:bookmark text:name="p84"/><text:span text:style-name="T4">(LED vert) , si le joueur dépasse 3 point , il remporte la victoire.</text:span><text:bookmark text:name="p87"/><text:span text:style-name="T4"> <text:line-break/><text:line-break/></text:span><text:bookmark text:name="p88"/><text:span text:style-name="T4">Comment jouer :<text:line-break/><text:line-break/><text:line-break/></text:span><text:bookmark text:name="p89"/><text:span text:style-name="T4">• le premier joueur appuie sur le bouton, il engage la balle avec une vitesse normale.<text:line-break/><text:line-break/></text:span><text:bookmark text:name="p47"/><text:span text:style-name="T4">• le 2e joueur doit appuyer sur son bouton lorsque la balle est dans les 3 derniers pixels avant le vert.<text:line-break/></text:span><text:bookmark text:name="p48"/><text:span text:style-name="T4"><text:line-break/></text:span><text:bookmark text:name="p49"/><text:span text:style-name="T4">• s’il pousse sur le dernier pixel, il a une super vitesse sur sa balle.<text:line-break/></text:span><text:bookmark text:name="p50"/><text:span text:style-name="T4"><text:line-break/></text:span><text:bookmark text:name="p51"/><text:span text:style-name="T4">• s’il manque la balle, c’est un point pour l’autre joueur.<text:line-break/></text:span><text:bookmark text:name="p52"/><text:span text:style-name="T4"><text:line-break/></text:span><text:bookmark text:name="p53"/><text:span text:style-name="T4">• Lorsque le ballon revient au premier joueur, les mêmes règles s’appliquent également à lui.<text:line-break/><text:line-break/></text:span><text:bookmark text:name="p54"/><text:span text:style-name="T4">• le jeu se termine quand un joueur </text:span><text:span text:style-name="T5">a 4 points</text:span><text:span text:style-name="T4">.</text:span></text:p>
      <text:p text:style-name="P4">- <text:span text:style-name="T6">Il est autorisé d’arracher le coeur de son adversaire pour gagner une partie.</text:span></text:p>
      <text:p text:style-name="P3"/>
      <text:p text:style-name="P3">BON JEU !!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ahoma" svg:font-family="Tahoma, Verdana, Arial, Helvetica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09:08:08.197634147</meta:creation-date>
    <dc:date>2019-06-14T10:12:18.323680389</dc:date>
    <meta:editing-duration>PT13M4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70" meta:character-count="921" meta:non-whitespace-character-count="746"/>
  </office:meta>
</office:document-meta>
</file>